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FB0000023D969652ECC0CF11B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eb86c" officeooo:paragraph-rsid="000eb86c"/>
    </style:style>
    <style:style style:name="P2" style:family="paragraph" style:parent-style-name="Title">
      <style:text-properties officeooo:rsid="000eb86c" officeooo:paragraph-rsid="000eb86c"/>
    </style:style>
    <style:style style:name="P3" style:family="paragraph" style:parent-style-name="Subtitle">
      <style:text-properties officeooo:rsid="000eb86c" officeooo:paragraph-rsid="000eb86c"/>
    </style:style>
    <style:style style:name="P4" style:family="paragraph" style:parent-style-name="Heading_20_1">
      <style:text-properties officeooo:rsid="000eb86c" officeooo:paragraph-rsid="000eb86c"/>
    </style:style>
    <style:style style:name="P5" style:family="paragraph" style:parent-style-name="Heading_20_1">
      <style:text-properties officeooo:rsid="0011bf14" officeooo:paragraph-rsid="0011bf14"/>
    </style:style>
    <style:style style:name="P6" style:family="paragraph" style:parent-style-name="Heading_20_1">
      <style:paragraph-properties fo:break-before="page"/>
      <style:text-properties officeooo:rsid="000eb86c" officeooo:paragraph-rsid="000eb86c"/>
    </style:style>
    <style:style style:name="P7" style:family="paragraph" style:parent-style-name="Text_20_body">
      <style:text-properties officeooo:rsid="000eb86c" officeooo:paragraph-rsid="000eb86c"/>
    </style:style>
    <style:style style:name="P8" style:family="paragraph" style:parent-style-name="Text_20_body">
      <style:text-properties officeooo:rsid="0011bf14" officeooo:paragraph-rsid="0011bf14"/>
    </style:style>
    <style:style style:name="T1" style:family="text">
      <style:text-properties officeooo:rsid="0015671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Kalender Aufgabe</text:p>
      <text:p text:style-name="P3">Markus Dieckmann</text:p>
      <text:p text:style-name="P3">FA – 15A</text:p>
      <text:p text:style-name="P3">Abgabe : 18.01.2017</text:p>
      <text:h text:style-name="P6" text:outline-level="1">Zielsetzung:</text:h>
      <text:p text:style-name="P1">Es soll eine Software erstellt werden, die bei Eingabe eines beliebigen Datums eine visuelle Repräsentation eines Kalenders darstellt. Für diese Realisation soll keine vorgefertigte Kalender Komponente, sondern ein manuell erstelltes Stück Software genutzt werden.</text:p>
      <text:h text:style-name="P4" text:outline-level="1">Umsetzung:</text:h>
      <text:p text:style-name="P1">Es wurde eine C# Anwendung in Verbindung mit dem .NET Framework erstellt, die ein Fenster darstellt. Dieses Fenster enthält drei Eingabemöglichkeiten für einen Datumswert. Ändert man einen Teil des Datums wird überprüft um welchen Wochentag es sich handelt und ob es sich um Schaltjahr handelt. In der Folge wird im unteren Teil des Fensters der Monat in einer Kalenderansicht dargestellt.</text:p>
      <text:h text:style-name="P5" text:outline-level="1">Klassenübersicht:</text:h>
      <text:p text:style-name="P8"><draw:frame draw:style-name="fr1" draw:name="Bild1" text:anchor-type="paragraph" svg:width="17cm" svg:height="12.765cm" draw:z-index="0"><draw:image xlink:href="Pictures/10000201000002FB0000023D969652ECC0CF11B0.png" xlink:type="simple" xlink:show="embed" xlink:actuate="onLoad"/></draw:frame>Entgegen der Aufgabenstellung, die verlangte showMonat() in der Klasse C_Datum zu implementieren, ist sie in dieser Umsetzung in der Klasse Kalender zu finden, da eine Separierung von Aufgabenbereichen angestrebt war. <text:span text:style-name="T1">Durch die Extraktion der Methode kann die Klasse C_Datum darauf spezialisiert sein, Datumsrelevante Informationen zu verarbeiten, während die Klasse Kalender die visuelle Darstellung und das Verwalten von Knöpfen übernimmt. C_DatumControl erfüllt aggregierende Funktionen wie z.B. Listenerstellu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4T21:33:58.380000000</meta:creation-date>
    <meta:generator>LibreOffice/5.2.4.2$Windows_X86_64 LibreOffice_project/3d5603e1122f0f102b62521720ab13a38a4e0eb0</meta:generator>
    <dc:date>2017-01-15T17:45:29.669000000</dc:date>
    <meta:editing-duration>PT3H59M15S</meta:editing-duration>
    <meta:editing-cycles>5</meta:editing-cycles>
    <meta:document-statistic meta:table-count="0" meta:image-count="1" meta:object-count="0" meta:page-count="2" meta:paragraph-count="10" meta:word-count="172" meta:character-count="1267" meta:non-whitespace-character-count="1104"/>
  </office:meta>
</office:document-meta>
</file>